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1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M. G. Lam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August 14, 1896</text:p>
      <text:p text:style-name="P4">Month<text:tab/><text:tab/><text:tab/><text:tab/><text:tab/><text:tab/>August</text:p>
      <text:p text:style-name="P4">Year<text:tab/><text:tab/><text:tab/><text:tab/><text:tab/><text:tab/>1896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Mr M. G. Lam/</text:p>
      <text:p text:style-name="P2"><text:tab/>My Dear Sir/</text:p>
      <text:p text:style-name="P2"><text:tab/><text:tab/>Will you find it convenient/ to call at my house at your earliest hour of/ leisure?/</text:p>
      <text:p text:style-name="P2"><text:tab/>I had hoped to have seen you to morrow/ at the synagogue, but to my exceeding regret,/ I am not gaining the health, warranting my/ carrying out my wish./ <text:s/>Yours truly/ S Morais/</text:p>
      <text:p text:style-name="P2">Friday Aug. 14. 96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4:04:23.39</meta:creation-date>
    <dc:date>2012-01-05T14:06:38.48</dc:date>
    <dc:creator>Penn Libraries</dc:creator>
    <meta:editing-duration>PT00H02M1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225" meta:character-count="1570"/>
  </office:meta>
</office:document-meta>
</file>